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053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1.303cm" svg:x="2.905cm" svg:y="2.397cm">
          <draw:text-box>
            <text:p>Hello World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8:56:57.773570418</meta:creation-date>
    <dc:date>2018-11-12T18:58:44.647213988</dc:date>
    <meta:editing-duration>PT1M48S</meta:editing-duration>
    <meta:editing-cycles>1</meta:editing-cycles>
    <meta:document-statistic meta:object-count="1"/>
    <meta:generator>LibreOffice/5.2.7.2$Linux_ARM_EABI LibreOffice_project/20m0$Build-2</meta:generator>
  </office:meta>
</office:document-meta>
</file>